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ML forms only do get and post</text:p>
      <text:p text:style-name="Standard">So need to use ajax xhtml objects or something!</text:p>
      <text:p text:style-name="Standard">The params or not passing correctly for the specific articl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9M44S</meta:editing-duration>
    <meta:editing-cycles>3</meta:editing-cycles>
    <meta:generator>OpenOffice/4.1.6$Win32 OpenOffice.org_project/416m1$Build-9790</meta:generator>
    <dc:date>2019-11-16T13:33:46.81</dc:date>
    <meta:document-statistic meta:table-count="0" meta:image-count="0" meta:object-count="0" meta:page-count="1" meta:paragraph-count="3" meta:word-count="26" meta:character-count="140"/>
    <dc:creator>Philip Tate</dc:creator>
    <meta:user-defined meta:name="Info 1"/>
    <meta:user-defined meta:name="Info 2"/>
    <meta:user-defined meta:name="Info 3"/>
    <meta:user-defined meta:name="Info 4"/>
  </office:meta>
</office:document-meta>
</file>